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ccffcc" style:text-align-source="value-type" style:repeat-content="false"/>
      <style:paragraph-properties fo:margin-left="0pt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19" table:default-cell-style-name="ce8"/>
        <table:table-column table:style-name="co2" table:default-cell-style-name="ce18"/>
        <table:table-row table:style-name="ro1">
          <table:table-cell table:style-name="Default" office:value-type="string" calcext:value-type="string">
            <text:p>1B</text:p>
          </table:table-cell>
          <table:table-cell table:style-name="Default" table:number-columns-repeated="21"/>
        </table:table-row>
        <table:table-row table:style-name="ro2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E1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  <table:table-cell table:style-name="ce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table:number-columns-repeated="4"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4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"/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style-name="ce9" table:number-columns-repeated="12"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D</text:p>
          </table:table-cell>
          <table:table-cell table:style-name="ce15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table:style-name="ce19" office:value-type="string" calcext:value-type="string">
            <text:p>WB</text:p>
          </table:table-cell>
        </table:table-row>
        <table:table-row table:style-name="ro2">
          <table:table-cell table:style-name="Default" table:number-columns-repeated="22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table:number-columns-repeated="21"/>
        </table:table-row>
        <table:table-row table:style-name="ro2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E1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  <table:table-cell table:style-name="ce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D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22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table:number-columns-repeated="21"/>
        </table:table-row>
        <table:table-row table:style-name="ro2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E1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  <table:table-cell table:style-name="ce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/>
          <table:table-cell table:style-name="ce9" table:number-columns-repeated="7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ce16"/>
          <table:table-cell table:style-name="ce9" table:number-columns-repeated="3"/>
          <table:table-cell table:style-name="ce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/>
          <table:table-cell table:style-name="ce9" table:number-columns-repeated="8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ce9" table:number-columns-repeated="3"/>
          <table:table-cell table:style-name="ce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style-name="ce9" table:number-columns-repeated="8"/>
          <table:table-cell table:style-name="ce1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ce9" table:number-columns-repeated="2"/>
          <table:table-cell table:style-name="ce19"/>
        </table:table-row>
        <table:table-row table:style-name="ro2">
          <table:table-cell table:style-name="Default" table:number-columns-repeated="22"/>
        </table:table-row>
        <table:table-row table:style-name="ro1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 table:style-name="ce13"/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0"/>
          <table:table-cell table:number-columns-repeated="2"/>
          <table:table-cell table:style-name="ce12"/>
          <table:table-cell table:style-name="ce1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  <table:table-cell table:style-name="ce12" table:number-columns-repeated="3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  <table:table-cell table:style-name="ce1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2"/>
          <table:table-cell table:number-columns-repeated="3"/>
          <table:table-cell table:style-name="ce1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7:42:47.508646102</meta:creation-date>
    <dc:date>2017-05-27T18:07:51.580133977</dc:date>
    <meta:editing-duration>PT14M39S</meta:editing-duration>
    <meta:editing-cycles>2</meta:editing-cycles>
    <meta:generator>LibreOffice/5.3.3.2$Linux_X86_64 LibreOffice_project/30m0$Build-2</meta:generator>
    <meta:document-statistic meta:table-count="1" meta:cell-count="351" meta:object-count="0"/>
  </office:meta>
</office:document-meta>
</file>